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11C000000B153D59310.jpg" manifest:media-type="image/jpeg"/>
  <manifest:file-entry manifest:full-path="Pictures/10000000000003E8000003E8A682DF45.jpg" manifest:media-type="image/jpeg"/>
  <manifest:file-entry manifest:full-path="Pictures/10000000000001DA00000164B84C19CF.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cccccc" draw:textarea-horizontal-align="justify" draw:textarea-vertical-align="middle" draw:auto-grow-height="false" fo:min-height="0cm" fo:min-width="0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color="#6666ff" draw:marker-start="Arrow" draw:marker-start-width="0.3cm" draw:marker-end="Arrow" draw:marker-end-width="0.3cm" draw:fill="none" draw:textarea-vertical-align="middle"/>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draw:fill="gradient" draw:fill-gradient-name="Gray_20_Gradient_20_2"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xml:id="id3" draw:id="id3" draw:layer="layout" svg:width="6.719cm" svg:height="4.123cm" svg:x="20.981cm" svg:y="6.9cm">
          <draw:image xlink:href="Pictures/10000000000001DA00000164B84C19CF.jpg" xlink:type="simple" xlink:show="embed" xlink:actuate="onLoad">
            <text:p/>
          </draw:image>
        </draw:frame>
        <draw:line draw:style-name="gr2" draw:text-style-name="P1" draw:layer="layout" svg:x1="20.3cm" svg:y1="1.5cm" svg:x2="20.2cm" svg:y2="19.2cm">
          <text:p/>
        </draw:line>
        <draw:custom-shape draw:style-name="gr3" draw:text-style-name="P1" draw:layer="layout" svg:width="5.8cm" svg:height="1cm" svg:x="21.4cm" svg:y="2.7cm">
          <text:p text:style-name="P1">Application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8cm" svg:height="1cm" svg:x="21.4cm" svg:y="1.5cm">
          <text:p text:style-name="P1">Database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20.1cm" svg:y1="10cm" svg:x2="1.2cm" svg:y2="10cm">
          <text:p/>
        </draw:line>
        <draw:frame draw:style-name="gr1" draw:text-style-name="P1" draw:layer="layout" svg:width="6.279cm" svg:height="6.257cm" svg:x="10.321cm" svg:y="2.443cm">
          <draw:image xlink:href="Pictures/10000000000003E8000003E8A682DF45.jpg" xlink:type="simple" xlink:show="embed" xlink:actuate="onLoad">
            <text:p/>
          </draw:image>
        </draw:frame>
        <draw:custom-shape draw:style-name="gr4" draw:text-style-name="P1" xml:id="id2" draw:id="id2" draw:layer="layout" svg:width="5cm" svg:height="2.7cm" svg:x="22.4cm" svg:y="1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2.653cm" svg:height="0.962cm" svg:x="23.4cm" svg:y="15.138cm">
          <draw:text-box>
            <text:p>Intranet</text:p>
          </draw:text-box>
        </draw:frame>
        <draw:frame draw:style-name="gr1" draw:text-style-name="P1" xml:id="id1" draw:id="id1" draw:layer="layout" svg:width="7.513cm" svg:height="4.682cm" svg:x="8.8cm" svg:y="12.5cm">
          <draw:image xlink:href="Pictures/100000000000011C000000B153D59310.jpg" xlink:type="simple" xlink:show="embed" xlink:actuate="onLoad">
            <text:p/>
          </draw:image>
        </draw:frame>
        <draw:connector draw:style-name="gr6" draw:text-style-name="P1" draw:layer="layout" svg:x1="16.313cm" svg:y1="14.841cm" svg:x2="22.4cm" svg:y2="15.45cm" draw:start-shape="id1" draw:start-glue-point="1" draw:end-shape="id2" draw:end-glue-point="3" svg:d="M16313 14841h3043v609h3044" svg:viewBox="0 0 6088 610">
          <text:p/>
        </draw:connector>
        <draw:frame draw:style-name="gr7" draw:text-style-name="P2" draw:layer="layout" svg:width="4cm" svg:height="0.725cm" svg:x="11.421cm" svg:y="1.8cm">
          <draw:text-box>
            <text:p text:style-name="P1"><text:span text:style-name="T1">Smartphone</text:span></text:p>
          </draw:text-box>
        </draw:frame>
        <draw:frame draw:style-name="gr7" draw:text-style-name="P2" draw:layer="layout" svg:width="4cm" svg:height="0.725cm" svg:x="23.9cm" svg:y="11.6cm">
          <draw:text-box>
            <text:p text:style-name="P1"><text:span text:style-name="T1">Http</text:span></text:p>
          </draw:text-box>
        </draw:frame>
        <draw:frame draw:style-name="gr7" draw:text-style-name="P2" draw:layer="layout" svg:width="4cm" svg:height="0.725cm" svg:x="16.8cm" svg:y="14.1cm">
          <draw:text-box>
            <text:p text:style-name="P1"><text:span text:style-name="T1">Http</text:span></text:p>
          </draw:text-box>
        </draw:frame>
        <draw:custom-shape draw:style-name="gr3" draw:text-style-name="P1" draw:layer="layout" svg:width="5.8cm" svg:height="1cm" svg:x="1.2cm" svg:y="1.2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8cm" svg:height="1cm" svg:x="1.3cm" svg:y="10.3cm">
          <text:p text:style-name="P1">Opera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1.163cm" svg:y="2.3cm">
          <text:p text:style-name="P1">Androi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4cm" svg:y="5.2cm">
          <text:p text:style-name="P1">DB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1.3cm" svg:y="11.5cm">
          <text:p text:style-name="P1">HT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5cm" svg:y="6.4cm">
          <text:p text:style-name="P1">Java <text:s/>8 V4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401cm" svg:y="3.901cm">
          <text:p text:style-name="P1">Web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24.9cm" svg:y1="14.1cm" svg:x2="24.34cm" svg:y2="11.023cm" draw:start-shape="id2" draw:start-glue-point="0" draw:end-shape="id3" svg:d="M24900 14100v-1539h-560v-1538" svg:viewBox="0 0 561 307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y_20_Gradient_20_2" draw:display-name="Gray Gradient 2" draw:style="linear" draw:start-color="#eeeeee" draw:end-color="#999999" draw:start-intensity="100%" draw:end-intensity="100%" draw:angle="450" draw:border="3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onardo </meta:initial-creator>
    <meta:creation-date>2015-03-20T10:54:38.189832336</meta:creation-date>
    <dc:date>2015-06-15T17:21:06.897000000</dc:date>
    <meta:editing-duration>PT27M11S</meta:editing-duration>
    <meta:editing-cycles>6</meta:editing-cycles>
    <meta:generator>LibreOffice/4.2.2.1$Windows_x86 LibreOffice_project/3be8cda0bddd8e430d8cda1ebfd581265cca5a0f</meta:generator>
    <meta:document-statistic meta:object-count="21"/>
  </office:meta>
</office:document-meta>
</file>